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a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bb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cc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aa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bbb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cc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aaa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bbb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cc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aa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bbb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cc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aaa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bbb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ccc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aaa</text:p>
          </table:table-cell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bbb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ccc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aaa</text:p>
          </table:table-cell>
          <table:table-cell office:value-type="float" office:value="18">
            <text:p>18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bbb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cc</text:p>
          </table:table-cell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aaa</text:p>
          </table:table-cell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bbb</text:p>
          </table:table-cell>
          <table:table-cell office:value-type="float" office:value="22">
            <text:p>22</text:p>
          </table:table-cell>
          <table:table-cell office:value-type="float" office:value="230">
            <text:p>23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04/02/2010</text:date>, <text:time>17:3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17:29:56</meta:creation-date>
    <dc:date>2010-02-04T17:30:37</dc:date>
    <meta:editing-duration>PT00H00M42S</meta:editing-duration>
    <meta:editing-cycles>1</meta:editing-cycles>
    <meta:document-statistic meta:table-count="3" meta:cell-count="69" meta:object-count="0"/>
    <meta:generator>OpenOffice.org/3.0$Linux OpenOffice.org_project/300m15$Build-9379</meta:generator>
  </office:meta>
</office:document-meta>
</file>